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Calibri" fo:font-size="10pt" officeooo:rsid="000a07bb" officeooo:paragraph-rsid="000a07bb" style:font-size-asian="10pt" style:font-size-complex="10pt"/>
    </style:style>
    <style:style style:name="P2" style:family="paragraph" style:parent-style-name="Standard">
      <style:paragraph-properties fo:line-height="200%" fo:text-align="start" style:justify-single-word="false"/>
      <style:text-properties style:font-name="Calibri" fo:font-size="10pt" officeooo:rsid="000a07bb" officeooo:paragraph-rsid="000a07bb" style:font-size-asian="10pt" style:font-size-complex="10pt"/>
    </style:style>
    <style:style style:name="P3" style:family="paragraph" style:parent-style-name="Standard">
      <style:paragraph-properties fo:line-height="200%"/>
      <style:text-properties style:font-name="Calibri" fo:font-size="10pt" officeooo:rsid="000a07bb" officeooo:paragraph-rsid="000a07bb" style:font-size-asian="10pt" style:font-size-complex="10pt"/>
    </style:style>
    <style:style style:name="P4" style:family="paragraph" style:parent-style-name="Standard">
      <style:paragraph-properties fo:line-height="200%" fo:text-align="center" style:justify-single-word="false"/>
      <style:text-properties style:font-name="Calibri" fo:font-size="16pt" officeooo:rsid="000a07bb" officeooo:paragraph-rsid="000a07bb" style:font-size-asian="16pt" style:font-size-complex="16pt"/>
    </style:style>
    <style:style style:name="P5" style:family="paragraph" style:parent-style-name="Standard">
      <style:paragraph-properties fo:line-height="200%" fo:text-align="start" style:justify-single-word="false"/>
      <style:text-properties style:font-name="Calibri" fo:font-size="14pt" style:text-underline-style="solid" style:text-underline-width="auto" style:text-underline-color="font-color" fo:font-weight="bold" officeooo:rsid="000a07bb" officeooo:paragraph-rsid="000a07bb" style:font-size-asian="14pt" style:font-weight-asian="bold" style:font-size-complex="14pt" style:font-weight-complex="bold"/>
    </style:style>
    <style:style style:name="P6" style:family="paragraph" style:parent-style-name="Standard">
      <style:paragraph-properties fo:line-height="200%"/>
      <style:text-properties style:font-name="Calibri" fo:font-size="14pt" style:text-underline-style="solid" style:text-underline-width="auto" style:text-underline-color="font-color" fo:font-weight="bold" officeooo:rsid="000a07bb" officeooo:paragraph-rsid="000a07bb" style:font-size-asian="14pt" style:font-weight-asian="bold" style:font-size-complex="14pt" style:font-weight-complex="bold"/>
    </style:style>
    <style:style style:name="P7" style:family="paragraph" style:parent-style-name="Standard">
      <style:paragraph-properties fo:line-height="200%"/>
      <style:text-properties fo:color="#000000" loext:opacity="100%" style:font-name="Calibri" fo:font-size="10pt" officeooo:rsid="0000ce42" officeooo:paragraph-rsid="000a07bb" style:font-size-asian="10pt" style:font-size-complex="10pt"/>
    </style:style>
    <style:style style:name="P8" style:family="paragraph" style:parent-style-name="Standard">
      <style:paragraph-properties fo:line-height="200%"/>
      <style:text-properties fo:color="#000000" loext:opacity="100%" style:font-name="Calibri" fo:font-size="10pt" officeooo:rsid="000a07bb" officeooo:paragraph-rsid="000a07bb" style:font-size-asian="10pt" style:font-size-complex="10pt"/>
    </style:style>
    <style:style style:name="P9" style:family="paragraph" style:parent-style-name="Standard">
      <style:paragraph-properties fo:line-height="200%"/>
      <style:text-properties fo:color="#000000" loext:opacity="100%" style:font-name="Calibri" fo:font-size="10pt" fo:font-weight="bold" officeooo:rsid="000a07bb" officeooo:paragraph-rsid="000a07bb" style:font-size-asian="10pt" style:font-weight-asian="bold" style:font-size-complex="10pt" style:font-weight-complex="bold"/>
    </style:style>
    <style:style style:name="P10"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style:text-properties fo:color="#000000" loext:opacity="100%" style:font-name="Calibri" fo:font-size="10pt" fo:font-weight="normal" officeooo:rsid="000a07bb" officeooo:paragraph-rsid="000a07bb" fo:background-color="transparent" style:font-size-asian="10pt" style:font-size-complex="10pt"/>
    </style:style>
    <style:style style:name="P11" style:family="paragraph" style:parent-style-name="Standard">
      <style:paragraph-properties fo:line-height="115%"/>
      <style:text-properties fo:color="#000000" loext:opacity="100%" fo:font-size="8pt" fo:background-color="#ffff00" style:font-size-asian="8pt" style:font-size-complex="8pt"/>
    </style:style>
    <style:style style:name="P12"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style:text-properties fo:color="#000000" loext:opacity="100%" style:font-name="Consolas" fo:font-size="8pt" fo:font-weight="normal" officeooo:rsid="000a07bb" officeooo:paragraph-rsid="000a07bb" fo:background-color="transparent" style:font-size-asian="8pt" style:font-size-complex="8pt"/>
    </style:style>
    <style:style style:name="P13" style:family="paragraph" style:parent-style-name="Standard">
      <style:paragraph-properties fo:line-height="115%"/>
      <style:text-properties fo:color="#d4d4d4" loext:opacity="100%" style:font-name="Consolas" fo:font-size="8pt" fo:font-weight="normal" fo:background-color="#1e1e1e" style:font-size-asian="8pt" style:font-size-complex="8pt"/>
    </style:style>
    <style:style style:name="P14"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style:text-properties fo:color="#d4d4d4" loext:opacity="100%" style:font-name="Consolas" fo:font-size="8pt" fo:font-weight="normal" officeooo:rsid="000a07bb" officeooo:paragraph-rsid="000a07bb" fo:background-color="#1e1e1e" style:font-size-asian="8pt" style:font-size-complex="8pt"/>
    </style:style>
    <style:style style:name="P15"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style:text-properties fo:color="#d4d4d4" loext:opacity="100%" style:font-name="Consolas" fo:font-size="8pt" fo:font-weight="normal" officeooo:rsid="000a07bb" officeooo:paragraph-rsid="000a07bb" fo:background-color="#1e1e1e" style:font-size-asian="8pt" style:font-size-complex="8pt"/>
    </style:style>
    <style:style style:name="P16"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style:text-properties fo:color="#d4d4d4" loext:opacity="100%" style:font-name="Consolas" fo:font-size="8pt" fo:font-weight="normal" officeooo:rsid="000a07bb" officeooo:paragraph-rsid="000a07bb" fo:background-color="#000000" style:font-size-asian="8pt" style:font-size-complex="8pt"/>
    </style:style>
    <style:style style:name="P17" style:family="paragraph" style:parent-style-name="Standard">
      <style:paragraph-properties fo:line-height="115%"/>
      <style:text-properties fo:color="#d4d4d4" loext:opacity="100%" fo:font-size="8pt" fo:background-color="#1e1e1e" style:font-size-asian="8pt" style:font-size-complex="8pt"/>
    </style:style>
    <style:style style:name="P18" style:family="paragraph" style:parent-style-name="Standard">
      <style:paragraph-properties fo:line-height="115%"/>
      <style:text-properties fo:font-size="8pt" style:font-size-asian="8pt" style:font-size-complex="8pt"/>
    </style:style>
    <style:style style:name="P19" style:family="paragraph" style:parent-style-name="Standard">
      <style:paragraph-properties fo:line-height="115%"/>
      <style:text-properties fo:color="#6a9955" loext:opacity="100%" style:font-name="Consolas" fo:font-size="8pt" fo:font-weight="normal" fo:background-color="#1e1e1e" style:font-size-asian="8pt" style:font-size-complex="8pt"/>
    </style:style>
    <style:style style:name="P20" style:family="paragraph" style:parent-style-name="Text_20_body">
      <style:paragraph-properties fo:line-height="200%"/>
      <style:text-properties style:font-name="Calibri" fo:font-size="10pt" officeooo:rsid="000a07bb" officeooo:paragraph-rsid="000a07bb" style:font-size-asian="10pt" style:font-size-complex="10pt"/>
    </style:style>
    <style:style style:name="P21" style:family="paragraph" style:parent-style-name="Text_20_body" style:list-style-name="L1">
      <style:paragraph-properties fo:margin-top="0in" fo:margin-bottom="0in" style:contextual-spacing="false" fo:line-height="200%" fo:padding="0.0193in" fo:border="0.06pt solid #d9d9e3"/>
      <style:text-properties style:font-name="Calibri" fo:font-size="10pt" officeooo:rsid="000a07bb" officeooo:paragraph-rsid="000a07bb" style:font-size-asian="10pt" style:font-size-complex="10pt"/>
    </style:style>
    <style:style style:name="P22" style:family="paragraph" style:parent-style-name="Text_20_body" style:list-style-name="L1">
      <style:paragraph-properties fo:margin-top="0in" fo:margin-bottom="0in" style:contextual-spacing="false" fo:line-height="200%" fo:padding="0.0193in" fo:border="0.06pt solid #d9d9e3"/>
      <style:text-properties style:font-name="Calibri" fo:font-size="10pt" style:font-size-asian="10pt" style:font-size-complex="10pt"/>
    </style:style>
    <style:style style:name="P23"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style:font-name="Calibri" fo:font-size="14pt" officeooo:rsid="000a07bb" officeooo:paragraph-rsid="000a07bb" style:font-size-asian="14pt" style:font-size-complex="14pt"/>
    </style:style>
    <style:style style:name="P2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style:font-name="Calibri" fo:font-size="14pt" style:text-underline-style="solid" style:text-underline-width="auto" style:text-underline-color="font-color" fo:font-weight="bold" officeooo:rsid="000a07bb" officeooo:paragraph-rsid="000a07bb" style:font-size-asian="14pt" style:font-weight-asian="bold" style:font-size-complex="14pt" style:font-weight-complex="bold"/>
    </style:style>
    <style:style style:name="P25" style:family="paragraph">
      <loext:graphic-properties draw:fill="none" draw:fill-color="#ffffff"/>
      <style:text-properties fo:font-size="8pt" style:font-size-asian="8pt" style:font-size-complex="8pt"/>
    </style:style>
    <style:style style:name="P26" style:family="paragraph">
      <loext:graphic-properties draw:fill="none" draw:fill-color="#ffffff"/>
    </style:style>
    <style:style style:name="P27" style:family="paragraph">
      <style:text-properties fo:font-size="10pt" style:font-size-asian="10pt" style:font-size-complex="10pt"/>
    </style:style>
    <style:style style:name="P28" style:family="paragraph">
      <loext:graphic-properties draw:fill="none" draw:fill-color="#ffffff"/>
      <style:text-properties fo:font-size="10pt" style:font-size-asian="10pt" style:font-size-complex="10pt"/>
    </style:style>
    <style:style style:name="T1" style:family="text">
      <style:text-properties fo:background-color="#ffff00" loext:char-shading-value="0"/>
    </style:style>
    <style:style style:name="T2" style:family="text">
      <style:text-properties fo:font-variant="normal" fo:text-transform="none" fo:color="#000000" loext:opacity="100%" fo:letter-spacing="normal" fo:font-style="normal" fo:font-weight="normal" officeooo:rsid="0001a956" fo:background-color="transparent" loext:char-shading-value="0"/>
    </style:style>
    <style:style style:name="T3" style:family="text">
      <style:text-properties fo:font-variant="normal" fo:text-transform="none" fo:color="#000000" loext:opacity="100%" fo:letter-spacing="normal" fo:font-style="normal" fo:font-weight="normal" officeooo:rsid="0001cb41" fo:background-color="transparent" loext:char-shading-value="0"/>
    </style:style>
    <style:style style:name="T4" style:family="text">
      <style:text-properties fo:font-variant="normal" fo:text-transform="none" fo:color="#000000" loext:opacity="100%" fo:letter-spacing="normal" fo:font-style="normal" fo:font-weight="normal" style:font-weight-asian="bold" style:font-weight-complex="bold"/>
    </style:style>
    <style:style style:name="T5" style:family="text">
      <style:text-properties fo:font-variant="normal" fo:text-transform="none" fo:color="#000000" loext:opacity="100%" fo:letter-spacing="normal" fo:font-style="normal" officeooo:rsid="0001a956" fo:background-color="transparent" loext:char-shading-value="0"/>
    </style:style>
    <style:style style:name="T6" style:family="text">
      <style:text-properties fo:font-variant="normal" fo:text-transform="none" fo:color="#000000" loext:opacity="100%" fo:letter-spacing="normal" fo:font-style="normal" fo:background-color="transparent" loext:char-shading-value="0"/>
    </style:style>
    <style:style style:name="T7" style:family="text">
      <style:text-properties fo:font-variant="normal" fo:text-transform="none" fo:color="#000000" loext:opacity="100%" fo:font-size="10pt" fo:letter-spacing="normal" fo:font-style="normal" fo:font-weight="normal" fo:background-color="transparent" loext:char-shading-value="0" style:font-size-asian="10pt" style:font-size-complex="10pt"/>
    </style:style>
    <style:style style:name="T8" style:family="text">
      <style:text-properties fo:font-variant="normal" fo:text-transform="none" fo:color="#000000" loext:opacity="100%" fo:font-size="10pt" fo:letter-spacing="normal" fo:font-style="normal" fo:font-weight="normal" fo:background-color="transparent" loext:char-shading-value="0" style:font-size-asian="10pt" style:font-weight-asian="bold" style:font-size-complex="10pt" style:font-weight-complex="bold"/>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style:font-weight-asian="bold" style:font-weight-complex="bold"/>
    </style:style>
    <style:style style:name="T11"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12" style:family="text">
      <style:text-properties fo:font-variant="normal" fo:text-transform="none" fo:color="#dcdcaa" loext:opacity="100%" fo:letter-spacing="normal" fo:font-style="normal"/>
    </style:style>
    <style:style style:name="T13" style:family="text">
      <style:text-properties fo:font-variant="normal" fo:text-transform="none" fo:color="#c586c0" loext:opacity="100%" fo:letter-spacing="normal" fo:font-style="normal" style:font-weight-asian="bold" style:font-weight-complex="bold"/>
    </style:style>
    <style:style style:name="T14" style:family="text">
      <style:text-properties fo:font-variant="normal" fo:text-transform="none" fo:color="#4ec9b0" loext:opacity="100%" fo:letter-spacing="normal" fo:font-style="normal" style:font-weight-asian="bold" style:font-weight-complex="bold"/>
    </style:style>
    <style:style style:name="T15" style:family="text">
      <style:text-properties fo:font-variant="normal" fo:text-transform="none" fo:color="#9cdcfe" loext:opacity="100%" fo:letter-spacing="normal" fo:font-style="normal"/>
    </style:style>
    <style:style style:name="T16" style:family="text">
      <style:text-properties fo:font-variant="normal" fo:text-transform="none" fo:color="#ce9178" loext:opacity="100%" fo:letter-spacing="normal" fo:font-style="normal"/>
    </style:style>
    <style:style style:name="T17" style:family="text">
      <style:text-properties fo:color="#569cd6" loext:opacity="100%"/>
    </style:style>
    <style:style style:name="T18" style:family="text">
      <style:text-properties fo:color="#569cd6" loext:opacity="100%" style:font-name="Consolas" fo:font-weight="normal"/>
    </style:style>
    <style:style style:name="T19" style:family="text">
      <style:text-properties fo:color="#dcdcaa" loext:opacity="100%"/>
    </style:style>
    <style:style style:name="T20" style:family="text">
      <style:text-properties fo:color="#dcdcaa" loext:opacity="100%" style:font-name="Consolas" fo:font-weight="normal"/>
    </style:style>
    <style:style style:name="T21" style:family="text">
      <style:text-properties fo:color="#c586c0" loext:opacity="100%"/>
    </style:style>
    <style:style style:name="T22" style:family="text">
      <style:text-properties fo:color="#c586c0" loext:opacity="100%" style:font-name="Consolas" fo:font-weight="normal"/>
    </style:style>
    <style:style style:name="T23" style:family="text">
      <style:text-properties fo:color="#4ec9b0" loext:opacity="100%"/>
    </style:style>
    <style:style style:name="T24" style:family="text">
      <style:text-properties fo:color="#4ec9b0" loext:opacity="100%" style:font-name="Consolas" fo:font-weight="normal"/>
    </style:style>
    <style:style style:name="T25" style:family="text">
      <style:text-properties fo:color="#4fc1ff" loext:opacity="100%"/>
    </style:style>
    <style:style style:name="T26" style:family="text">
      <style:text-properties fo:color="#4fc1ff" loext:opacity="100%" style:font-name="Consolas" fo:font-weight="normal"/>
    </style:style>
    <style:style style:name="T27" style:family="text">
      <style:text-properties fo:color="#b5cea8" loext:opacity="100%"/>
    </style:style>
    <style:style style:name="T28" style:family="text">
      <style:text-properties fo:color="#b5cea8" loext:opacity="100%" style:font-name="Consolas" fo:font-weight="normal"/>
    </style:style>
    <style:style style:name="T29" style:family="text">
      <style:text-properties fo:color="#6a9955" loext:opacity="100%"/>
    </style:style>
    <style:style style:name="T30" style:family="text">
      <style:text-properties fo:color="#6a9955" loext:opacity="100%" style:font-name="Consolas" fo:font-weight="normal"/>
    </style:style>
    <style:style style:name="T31" style:family="text">
      <style:text-properties fo:color="#9cdcfe" loext:opacity="100%"/>
    </style:style>
    <style:style style:name="T32" style:family="text">
      <style:text-properties fo:color="#9cdcfe" loext:opacity="100%" style:font-name="Consolas" fo:font-weight="normal"/>
    </style:style>
    <style:style style:name="T33" style:family="text">
      <style:text-properties style:font-name="Consolas" fo:font-weight="normal"/>
    </style:style>
    <style:style style:name="T34" style:family="text">
      <style:text-properties fo:color="#d16969" loext:opacity="100%" style:font-name="Consolas" fo:font-weight="normal"/>
    </style:style>
    <style:style style:name="T35" style:family="text">
      <style:text-properties fo:color="#ce9178" loext:opacity="100%"/>
    </style:style>
    <style:style style:name="T36" style:family="text">
      <style:text-properties fo:color="#ce9178" loext:opacity="100%" style:font-name="Consolas" fo:font-weight="normal"/>
    </style:style>
    <style:style style:name="T37" style:family="text">
      <style:text-properties fo:color="#d7ba7d" loext:opacity="100%"/>
    </style:style>
    <style:style style:name="T3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9" style:family="text">
      <style:text-properties fo:font-size="8pt" style:font-size-asian="8pt" style:font-size-complex="8pt"/>
    </style:style>
    <style:style style:name="T40" style:family="text">
      <style:text-properties fo:font-size="10pt" style:font-size-asian="10pt" style:font-size-complex="10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color="#000000" draw:fill="none" draw:fill-color="#ffffff" fo:min-height="0.6681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5457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urn A New Leaf Assignment</text:p>
      <text:p text:style-name="P4"/>
      <text:p text:style-name="P1"/>
      <text:p text:style-name="P5">Executive Summary</text:p>
      <text:p text:style-name="P1"/>
      <text:p text:style-name="P2">Turn A New Leaf (TNAL) non profit has been asked to support government regulatory requirements. Their members must l<text:span text:style-name="T1">og into the company system every Thursday</text:span> to <text:span text:style-name="T1">confirm or update their employment status</text:span>, <text:span text:style-name="T1">input any updates on their job searches </text:span>for their client as well as <text:span text:style-name="T1">adding links to job listings</text:span> they are actively pursuing (the plural on the word “lists” implies at least two links. For the purpose of this assignment there will only be two web links).</text:p>
      <text:p text:style-name="P2"/>
      <text:p text:style-name="P3">Management is asking to monitor the logs for any unusual network traffic and to send them an alert if there is an unusual number of failed logins. We are asked to to ensure there is documentation of this as well as a weekly email update.</text:p>
      <text:p text:style-name="P3"/>
      <text:p text:style-name="P9">Devices in the system:</text:p>
      <text:p text:style-name="P7">Windows 172.16.14.50 </text:p>
      <text:p text:style-name="P7">Linux 172.16.14.52 </text:p>
      <text:p text:style-name="P8">2 additional web servers </text:p>
      <text:p text:style-name="P3"/>
      <text:p text:style-name="P20">Table of Contents</text:p>
      <text:list text:style-name="L1">
        <text:list-item>
          <text:p text:style-name="P21">Executive Summary</text:p>
        </text:list-item>
        <text:list-item>
          <text:p text:style-name="P22">Workflow</text:p>
        </text:list-item>
        <text:list-item>
          <text:p text:style-name="P22">Unusual Behavior</text:p>
        </text:list-item>
        <text:list-item>
          <text:p text:style-name="P22">Programming and Expected Outputs</text:p>
        </text:list-item>
        <text:list-item>
          <text:p text:style-name="P22">Documentation</text:p>
        </text:list-item>
        <text:list-item>
          <text:p text:style-name="P22">Potential Iterations</text:p>
        </text:list-item>
      </text:list>
      <text:p text:style-name="P3"/>
      <text:p text:style-name="P6"><text:soft-page-break/>Workflow</text:p>
      <text:p text:style-name="P3"/>
      <text:p text:style-name="P3">1) We created a landing page called “TNAL weekly update” with a python script. That landing page will appear on every workstations each Thursdays right after they have accessed their desktop.</text:p>
      <text:p text:style-name="P3"/>
      <text:p text:style-name="P3"/>
      <text:p text:style-name="P3">2) Before accessing the TNAL weekly update page, the staff member has to enter a password. <text:span text:style-name="T2">The password has to be a minimum of 12 characters and will have to include at least one number and </text:span><text:span text:style-name="T3">one</text:span><text:span text:style-name="T2"> special character. This will greatly reduce the risks of brute force attacks. </text:span></text:p>
      <text:p text:style-name="P3"><text:span text:style-name="T2"/></text:p>
      <text:p text:style-name="P3"/>
      <text:p text:style-name="P3"/>
      <text:p text:style-name="P3"/>
      <text:p text:style-name="P6">Unusual behaviour</text:p>
      <text:p text:style-name="P3">For the purpose of this assignment, the unusual behaviour analysis will be limited to <text:s/>Thursdays. In that specific instance, the behaviour that will keep our attention is the number of password attempts a staff member will try. <text:span text:style-name="T2">The staff members will have a total of 4 attempts before the system “cools down” for a minimum of 1 hours (Unless they seek an IT member support). It is worth mentioning that 3 failed attempts or more will be logged </text:span><text:span text:style-name="T3">and flagged </text:span><text:span text:style-name="T2">in our system, but only 4 attempts will cause a “cool down”. </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6"><text:soft-page-break/><text:span text:style-name="T5">P</text:span><text:span text:style-name="T6">rogramming and Expected Outputs</text:span></text:p>
      <text:p text:style-name="P24"><text:span text:style-name="T7">Password Coding and Cron</text:span></text:p>
      <text:p text:style-name="P23"><text:span text:style-name="T8">To avoid brute force attacks a 12 digits password command has been created using python. Furthermore, a Cron command has been inserted to allow to system to work every Thursday from 7:00 to 13:00 (it is highlighted in yellow).</text:span></text:p>
      <text:p text:style-name="P16"><text:span text:style-name="T13">import</text:span><text:span text:style-name="T10"> </text:span><text:span text:style-name="T14">re</text:span></text:p>
      <text:p text:style-name="P13"><text:span text:style-name="T21">import</text:span> <text:span text:style-name="T23">datetime</text:span></text:p>
      <text:p text:style-name="P18"><draw:frame text:anchor-type="paragraph" draw:z-index="4" draw:name="Text Frame 5" draw:style-name="gr1" draw:text-style-name="P25" svg:width="2.3961in" svg:height="0.6685in" svg:x="3.5055in" svg:y="0.0736in"><draw:text-box><text:p><text:span text:style-name="T39">Max attempt section is self explanatory. The cooldown period represents the hour wait if 4 failed attempts. Password has to be a minimum of 12 characters. Lastly the flag threshold represent the number of attempts until it is flagged and logged</text:span></text:p></draw:text-box></draw:frame></text:p>
      <text:p text:style-name="P13"><text:span text:style-name="T25">MAX_ATTEMPTS</text:span> = <text:span text:style-name="T27">4</text:span></text:p>
      <text:p text:style-name="P13"><text:span text:style-name="T25">COOLDOWN_PERIOD_HOURS</text:span> = <text:span text:style-name="T27">1</text:span></text:p>
      <text:p text:style-name="P13"><text:span text:style-name="T25">MIN_PASSWORD_LENGTH</text:span> = <text:span text:style-name="T27">12</text:span></text:p>
      <text:p text:style-name="P13"><text:span text:style-name="T25">FLAG_THRESHOLD</text:span> = <text:span text:style-name="T27">3</text:span>  <text:span text:style-name="T29"># Number of failed attempts to flag</text:span></text:p>
      <text:p text:style-name="P18"/>
      <text:p text:style-name="P13"><text:span text:style-name="T17">def</text:span> <text:span text:style-name="T19">is_valid_password</text:span>(<text:span text:style-name="T31">password</text:span>):</text:p>
      <text:p text:style-name="P17">    <text:span text:style-name="T22">return</text:span><text:span text:style-name="T33"> </text:span><text:span text:style-name="T20">len</text:span><text:span text:style-name="T33">(</text:span><text:span text:style-name="T32">password</text:span><text:span text:style-name="T33">) &gt;= </text:span><text:span text:style-name="T26">MIN_PASSWORD_LENGTH</text:span><text:span text:style-name="T33"> </text:span><text:span text:style-name="T18">and</text:span><text:span text:style-name="T33"> </text:span><text:span text:style-name="T24">re</text:span><text:span text:style-name="T33">.</text:span><text:span text:style-name="T20">search</text:span><text:span text:style-name="T33">(</text:span><text:span text:style-name="T18">r</text:span><text:span text:style-name="T34">'\d'</text:span><text:span text:style-name="T33">, </text:span><text:span text:style-name="T32">password</text:span><text:span text:style-name="T33">) </text:span><text:span text:style-name="T18">and</text:span><text:span text:style-name="T33"> </text:span><text:span text:style-name="T24">re</text:span><text:span text:style-name="T33">.</text:span><text:span text:style-name="T20">search</text:span><text:span text:style-name="T33">(</text:span><text:span text:style-name="T18">r</text:span><text:span text:style-name="T34">'</text:span><text:span text:style-name="T36">[</text:span><text:span text:style-name="T34">!@#$%^&amp;*()-=_+</text:span><text:span text:style-name="T36">]</text:span><text:span text:style-name="T34">'</text:span><text:span text:style-name="T33">, </text:span><text:span text:style-name="T32">password</text:span><text:span text:style-name="T33">)</text:span></text:p>
      <text:p text:style-name="P18"/>
      <text:p text:style-name="P13"><text:span text:style-name="T17">def</text:span> <text:span text:style-name="T19">get_remaining_cooldown</text:span>(<text:span text:style-name="T31">last_attempt_time</text:span>):</text:p>
      <text:p text:style-name="P17">    <text:span text:style-name="T32">cooldown_end_time</text:span><text:span text:style-name="T33"> = </text:span><text:span text:style-name="T32">last_attempt_time</text:span><text:span text:style-name="T33"> </text:span><text:span text:style-name="T20">+</text:span><text:span text:style-name="T33"> </text:span><text:span text:style-name="T24">datetime</text:span><text:span text:style-name="T33">.</text:span><text:span text:style-name="T24">timedelta</text:span><text:span text:style-name="T33">(</text:span><text:span text:style-name="T32">hours</text:span><text:span text:style-name="T33">=</text:span><text:span text:style-name="T26">COOLDOWN_PERIOD_HOURS</text:span><text:span text:style-name="T33">)</text:span></text:p>
      <text:p text:style-name="P17">    <text:span text:style-name="T32">remaining_cooldown</text:span><text:span text:style-name="T33"> = </text:span><text:span text:style-name="T32">cooldown_end_time</text:span><text:span text:style-name="T33"> - </text:span><text:span text:style-name="T24">datetime</text:span><text:span text:style-name="T33">.</text:span><text:span text:style-name="T24">datetime</text:span><text:span text:style-name="T33">.</text:span><text:span text:style-name="T20">now</text:span><text:span text:style-name="T33">()</text:span></text:p>
      <text:p text:style-name="P17">    <text:span text:style-name="T22">return</text:span><text:span text:style-name="T33"> </text:span><text:span text:style-name="T32">remaining_cooldown</text:span><text:span text:style-name="T33">.total_seconds()</text:span></text:p>
      <text:p text:style-name="P18"/>
      <text:p text:style-name="P13"><text:span text:style-name="T17">def</text:span> <text:span text:style-name="T19">update_last_attempt_time</text:span>():</text:p>
      <text:p text:style-name="P17">    <text:span text:style-name="T20">print</text:span><text:span text:style-name="T33">(</text:span><text:span text:style-name="T36">"Last attempt time updated."</text:span><text:span text:style-name="T33">)</text:span></text:p>
      <text:p text:style-name="P18"/>
      <text:p text:style-name="P13"><text:span text:style-name="T17">def</text:span> <text:span text:style-name="T19">flag_failed_attempts</text:span>(<text:span text:style-name="T31">failed_attempts</text:span>):</text:p>
      <text:p text:style-name="P18"/>
      <text:p text:style-name="P17">    <text:span text:style-name="T22">if</text:span><text:span text:style-name="T33"> </text:span><text:span text:style-name="T20">len</text:span><text:span text:style-name="T33">(</text:span><text:span text:style-name="T32">failed_attempts</text:span><text:span text:style-name="T33">) &gt;= </text:span><text:span text:style-name="T26">FLAG_THRESHOLD</text:span><text:span text:style-name="T33">:</text:span></text:p>
      <text:p text:style-name="P17">        <text:span text:style-name="T20">print</text:span><text:span text:style-name="T33">(</text:span><text:span text:style-name="T36">"Flagging multiple failed attempts!"</text:span><text:span text:style-name="T33">)</text:span></text:p>
      <text:p text:style-name="P17">        </text:p>
      <text:p text:style-name="P18"/>
      <text:p text:style-name="P13"><text:span text:style-name="T17">def</text:span> <text:span text:style-name="T19">Turn_A_New_Leaf</text:span>():</text:p>
      <text:p text:style-name="P17">    <text:span text:style-name="T20">print</text:span><text:span text:style-name="T33">(</text:span><text:span text:style-name="T36">"I hope you are having a great day. Please log in your weekly updates and your staff credentials."</text:span><text:span text:style-name="T33">)</text:span></text:p>
      <text:p text:style-name="P17">    <text:span text:style-name="T32">attempts</text:span><text:span text:style-name="T33"> = </text:span><text:span text:style-name="T28">0</text:span></text:p>
      <text:p text:style-name="P17"><draw:frame text:anchor-type="paragraph" draw:z-index="3" draw:name="Text Frame 4" draw:style-name="gr2" draw:text-style-name="P26" svg:width="1.4504in" svg:height="0.2843in" svg:x="5.7972in" svg:y="0.0673in"><draw:text-box><text:p>Cron command</text:p></draw:text-box></draw:frame>    <text:span text:style-name="T32">failed_attempts</text:span><text:span text:style-name="T33"> = []</text:span></text:p>
      <text:p text:style-name="P11">    <text:span text:style-name="T33">last_attempt_time = datetime.datetime.strptime("2023-07-17 09:30:00", "%Y-%m-%d %H:%M:%S")</text:span></text:p>
      <text:p text:style-name="P17">    <text:span text:style-name="T22">while</text:span><text:span text:style-name="T33"> </text:span><text:span text:style-name="T32">attempts</text:span><text:span text:style-name="T33"> &lt; </text:span><text:span text:style-name="T26">MAX_ATTEMPTS</text:span><text:span text:style-name="T33">:</text:span></text:p>
      <text:p text:style-name="P17">        <text:span text:style-name="T22">if</text:span><text:span text:style-name="T33"> </text:span><text:span text:style-name="T20">get_remaining_cooldown</text:span><text:span text:style-name="T33">(</text:span><text:span text:style-name="T32">last_attempt_time</text:span><text:span text:style-name="T33">) &gt; </text:span><text:span text:style-name="T28">0</text:span><text:span text:style-name="T33">:</text:span></text:p>
      <text:p text:style-name="P17">            <text:span text:style-name="T20">print</text:span><text:span text:style-name="T33">(</text:span><text:span text:style-name="T36">"Please seek assistance from an IT worker."</text:span><text:span text:style-name="T33">)</text:span></text:p>
      <text:p text:style-name="P17">            <text:span text:style-name="T22">break</text:span></text:p>
      <text:p text:style-name="P17">        <text:span text:style-name="T32">password</text:span><text:span text:style-name="T33"> = </text:span><text:span text:style-name="T20">input</text:span><text:span text:style-name="T33">(</text:span><text:span text:style-name="T18">f</text:span><text:span text:style-name="T36">"Please enter the password (minimum </text:span><text:span text:style-name="T18">{</text:span><text:span text:style-name="T26">MIN_PASSWORD_LENGTH</text:span><text:span text:style-name="T18">}</text:span><text:span text:style-name="T36"> characters, at least one number, and one special character): "</text:span><text:span text:style-name="T33">)</text:span></text:p>
      <text:p text:style-name="P17">        <text:span text:style-name="T22">if</text:span><text:span text:style-name="T33"> </text:span><text:span text:style-name="T20">is_valid_password</text:span><text:span text:style-name="T33">(</text:span><text:span text:style-name="T32">password</text:span><text:span text:style-name="T33">):</text:span></text:p>
      <text:p text:style-name="P17">            <text:span text:style-name="T20">print</text:span><text:span text:style-name="T33">(</text:span><text:span text:style-name="T36">"Password accepted. Access granted!"</text:span><text:span text:style-name="T33">)</text:span></text:p>
      <text:p text:style-name="P17">            <text:span text:style-name="T22">break</text:span></text:p>
      <text:p text:style-name="P17">        <text:span text:style-name="T22">else</text:span><text:span text:style-name="T33">:</text:span></text:p>
      <text:p text:style-name="P18"/>
      <text:p text:style-name="P17">            <text:span text:style-name="T20">print</text:span><text:span text:style-name="T33">(</text:span><text:span text:style-name="T36">"Invalid password. Please try again."</text:span><text:span text:style-name="T33">)</text:span></text:p>
      <text:p text:style-name="P17">            <text:span text:style-name="T32">attempts</text:span><text:span text:style-name="T33"> += </text:span><text:span text:style-name="T28">1</text:span></text:p>
      <text:p text:style-name="P17">            <text:span text:style-name="T32">failed_attempts</text:span><text:span text:style-name="T33">.</text:span><text:span text:style-name="T20">append</text:span><text:span text:style-name="T33">(</text:span><text:span text:style-name="T32">password</text:span><text:span text:style-name="T33">)  </text:span><text:span text:style-name="T30"># Store the failed password attempt</text:span></text:p>
      <text:p text:style-name="P17">            <text:span text:style-name="T22">if</text:span><text:span text:style-name="T33"> </text:span><text:span text:style-name="T32">attempts</text:span><text:span text:style-name="T33"> == </text:span><text:span text:style-name="T26">MAX_ATTEMPTS</text:span><text:span text:style-name="T33">:</text:span></text:p>
      <text:p text:style-name="P17">                <text:span text:style-name="T20">update_last_attempt_time</text:span><text:span text:style-name="T33">()</text:span></text:p>
      <text:p text:style-name="P17">                <text:span text:style-name="T20">print</text:span><text:span text:style-name="T33">(</text:span><text:span text:style-name="T36">"Please seek assistance from an IT worker."</text:span><text:span text:style-name="T33">)</text:span></text:p>
      <text:p text:style-name="P17">                <text:span text:style-name="T20">flag_failed_attempts</text:span><text:span text:style-name="T33">(</text:span><text:span text:style-name="T32">failed_attempts</text:span><text:span text:style-name="T33">)  </text:span><text:span text:style-name="T30"># Flag multiple failed attempts</text:span></text:p>
      <text:p text:style-name="P18"/>
      <text:p text:style-name="P13"><text:span text:style-name="T19">Turn_A_New_Leaf</text:span>()</text:p>
      <text:p text:style-name="P23"><text:span text:style-name="T8"/></text:p>
      <text:p text:style-name="P10"><text:soft-page-break/><text:span text:style-name="T11">Turn A New Leaf Weekly updates</text:span><text:span text:style-name="T9"> </text:span></text:p>
      <text:p text:style-name="P10"><text:span text:style-name="T9">This form will gather all the request the government has asked the company to respect regulations(To see the request look at the executive summary in the first page).</text:span></text:p>
      <text:p text:style-name="P12"><text:span text:style-name="T9"/></text:p>
      <text:p text:style-name="P15"><text:span text:style-name="T15">Name</text:span><text:span text:style-name="T9"> = </text:span><text:span text:style-name="T12">input</text:span><text:span text:style-name="T9">(</text:span><text:span text:style-name="T16">"Please insert your full name: "</text:span><text:span text:style-name="T9">)</text:span></text:p>
      <text:p text:style-name="P18"/>
      <text:p text:style-name="P13"><text:span text:style-name="T17">def</text:span> <text:span text:style-name="T19">employment_status</text:span>(<text:span text:style-name="T31">employment_status</text:span>):</text:p>
      <text:p text:style-name="P17">    <text:span text:style-name="T20">print</text:span><text:span text:style-name="T33">(</text:span><text:span text:style-name="T36">"Selected Employment Status:"</text:span><text:span text:style-name="T33">, </text:span><text:span text:style-name="T32">employment_status</text:span><text:span text:style-name="T33">)</text:span></text:p>
      <text:p text:style-name="P17">    </text:p>
      <text:p text:style-name="P18"/>
      <text:p text:style-name="P13"><draw:frame text:anchor-type="paragraph" draw:z-index="0" draw:name="Text Frame 1" draw:style-name="gr5" draw:text-style-name="P28" svg:width="4.5142in" svg:height="0.5461in" svg:x="2.6201in" svg:y="0.1008in"><draw:text-box><text:p text:style-name="P27"><text:span text:style-name="T40">A drop down menu was incorporated (on the left) to avoid having mistakes and log in errors from members when they will write their employment status. This will allow more accurate data gathering.</text:span></text:p></draw:text-box></draw:frame><text:span text:style-name="T17">def</text:span> <text:span text:style-name="T19">FTE_PT_APP</text:span>():</text:p>
      <text:p text:style-name="P17">    <text:span text:style-name="T20">print</text:span><text:span text:style-name="T33">(</text:span><text:span text:style-name="T36">"Select Employment Type:"</text:span><text:span text:style-name="T33">)</text:span></text:p>
      <text:p text:style-name="P17">    <text:span text:style-name="T20">print</text:span><text:span text:style-name="T33">(</text:span><text:span text:style-name="T36">"1. Full Time"</text:span><text:span text:style-name="T33">)</text:span></text:p>
      <text:p text:style-name="P17">    <text:span text:style-name="T20">print</text:span><text:span text:style-name="T33">(</text:span><text:span text:style-name="T36">"2. Part Time"</text:span><text:span text:style-name="T33">)</text:span></text:p>
      <text:p text:style-name="P17">    <text:span text:style-name="T20">print</text:span><text:span text:style-name="T33">(</text:span><text:span text:style-name="T36">"3. Apprenticeship"</text:span><text:span text:style-name="T33">)</text:span></text:p>
      <text:p text:style-name="P18"/>
      <text:p text:style-name="P13"><text:span text:style-name="T17">def</text:span> <text:span text:style-name="T19">get_user_choice</text:span>():</text:p>
      <text:p text:style-name="P17">    <text:span text:style-name="T32">valid_choices</text:span><text:span text:style-name="T33"> = [</text:span><text:span text:style-name="T36">"1"</text:span><text:span text:style-name="T33">, </text:span><text:span text:style-name="T36">"2"</text:span><text:span text:style-name="T33">, </text:span><text:span text:style-name="T36">"3"</text:span><text:span text:style-name="T33">]</text:span></text:p>
      <text:p text:style-name="P17">    <text:span text:style-name="T32">user_choice</text:span><text:span text:style-name="T33"> = </text:span><text:span text:style-name="T20">input</text:span><text:span text:style-name="T33">(</text:span><text:span text:style-name="T36">"Enter your choice (1-3): "</text:span><text:span text:style-name="T33">)</text:span></text:p>
      <text:p text:style-name="P17">    <text:span text:style-name="T22">while</text:span><text:span text:style-name="T33"> </text:span><text:span text:style-name="T32">user_choice</text:span><text:span text:style-name="T33"> </text:span><text:span text:style-name="T18">not</text:span><text:span text:style-name="T33"> </text:span><text:span text:style-name="T18">in</text:span><text:span text:style-name="T33"> </text:span><text:span text:style-name="T32">valid_choices</text:span><text:span text:style-name="T33">:</text:span></text:p>
      <text:p text:style-name="P17">        <text:span text:style-name="T20">print</text:span><text:span text:style-name="T33">(</text:span><text:span text:style-name="T36">"Invalid choice. Please try again."</text:span><text:span text:style-name="T33">)</text:span></text:p>
      <text:p text:style-name="P17">        <text:span text:style-name="T32">user_choice</text:span><text:span text:style-name="T33"> = </text:span><text:span text:style-name="T20">input</text:span><text:span text:style-name="T33">(</text:span><text:span text:style-name="T36">"Enter your choice (1-3): "</text:span><text:span text:style-name="T33">)</text:span></text:p>
      <text:p text:style-name="P17">    <text:span text:style-name="T22">return</text:span><text:span text:style-name="T33"> </text:span><text:span text:style-name="T32">user_choice</text:span></text:p>
      <text:p text:style-name="P18"/>
      <text:p text:style-name="P13"><text:span text:style-name="T19">FTE_PT_APP</text:span>()</text:p>
      <text:p text:style-name="P13"><text:span text:style-name="T31">user_choice</text:span> = <text:span text:style-name="T19">get_user_choice</text:span>()</text:p>
      <text:p text:style-name="P18"/>
      <text:p text:style-name="P13"><text:span text:style-name="T21">if</text:span> <text:span text:style-name="T31">user_choice</text:span> == <text:span text:style-name="T35">"1"</text:span>:</text:p>
      <text:p text:style-name="P17">    <text:span text:style-name="T20">employment_status</text:span><text:span text:style-name="T33">(</text:span><text:span text:style-name="T36">"Full Time"</text:span><text:span text:style-name="T33">)</text:span></text:p>
      <text:p text:style-name="P13"><text:span text:style-name="T21">elif</text:span> <text:span text:style-name="T31">user_choice</text:span> == <text:span text:style-name="T35">"2"</text:span>:</text:p>
      <text:p text:style-name="P17">    <text:span text:style-name="T20">employment_status</text:span><text:span text:style-name="T33">(</text:span><text:span text:style-name="T36">"Part Time"</text:span><text:span text:style-name="T33">)</text:span></text:p>
      <text:p text:style-name="P13"><text:span text:style-name="T21">elif</text:span> <text:span text:style-name="T31">user_choice</text:span> == <text:span text:style-name="T35">"3"</text:span>:</text:p>
      <text:p text:style-name="P17">    <text:span text:style-name="T20">employment_status</text:span><text:span text:style-name="T33">(</text:span><text:span text:style-name="T36">"Apprenticeship"</text:span><text:span text:style-name="T33">)</text:span></text:p>
      <text:p text:style-name="P18"/>
      <text:p text:style-name="P19"><draw:frame text:anchor-type="paragraph" draw:z-index="1" draw:name="Text Frame 2" draw:style-name="gr4" draw:text-style-name="P28" svg:width="1.4843in" svg:height="0.2087in" svg:x="3.8701in" svg:y="0.0846in"><draw:text-box><text:p text:style-name="P27"><text:span text:style-name="T40">Weekly updates</text:span></text:p></draw:text-box></draw:frame># Weekly Updates Section</text:p>
      <text:p text:style-name="P13"><text:span text:style-name="T31">weekly_updates</text:span> = <text:span text:style-name="T19">input</text:span>(<text:span text:style-name="T35">"Please enter your weekly updates: "</text:span>)</text:p>
      <text:p text:style-name="P18"/>
      <text:p text:style-name="P19"># Section for inserting web links related to job searches</text:p>
      <text:p text:style-name="P13"><text:span text:style-name="T31">job_links</text:span> = []</text:p>
      <text:p text:style-name="P13"><text:span text:style-name="T21">for</text:span> <text:span text:style-name="T31">i</text:span> <text:span text:style-name="T21">in</text:span> <text:span text:style-name="T23">range</text:span>(<text:span text:style-name="T27">2</text:span>):</text:p>
      <text:p text:style-name="P17"><draw:frame text:anchor-type="paragraph" draw:z-index="2" draw:name="Text Frame 3" draw:style-name="gr3" draw:text-style-name="P26" svg:width="2.2571in" svg:height="0.313in" svg:x="4.061in" svg:y="0.0016in"><draw:text-box><text:p>Required <text:s/>job links</text:p></draw:text-box></draw:frame>    <text:span text:style-name="T32">job_link</text:span><text:span text:style-name="T33"> = </text:span><text:span text:style-name="T20">input</text:span><text:span text:style-name="T33">(</text:span><text:span text:style-name="T36">"Insert a web link related to job search: "</text:span><text:span text:style-name="T33">)</text:span></text:p>
      <text:p text:style-name="P17">    <text:span text:style-name="T32">job_links</text:span><text:span text:style-name="T33">.</text:span><text:span text:style-name="T20">append</text:span><text:span text:style-name="T33">(</text:span><text:span text:style-name="T32">job_link</text:span><text:span text:style-name="T33">)</text:span></text:p>
      <text:p text:style-name="P17">    </text:p>
      <text:p text:style-name="P13"><text:span text:style-name="T19">print</text:span>(<text:span text:style-name="T35">"Job Links:"</text:span>)</text:p>
      <text:p text:style-name="P13"><text:span text:style-name="T21">for</text:span> <text:span text:style-name="T31">link</text:span> <text:span text:style-name="T21">in</text:span> <text:span text:style-name="T31">job_links</text:span>:</text:p>
      <text:p text:style-name="P17">    <text:span text:style-name="T20">print</text:span><text:span text:style-name="T33">(</text:span><text:span text:style-name="T32">link</text:span><text:span text:style-name="T33">)</text:span></text:p>
      <text:p text:style-name="P18"/>
      <text:p text:style-name="P19"># Save the log to another location</text:p>
      <text:p text:style-name="P13"><text:span text:style-name="T31">log_filename</text:span> = <text:span text:style-name="T35">"log.txt"</text:span></text:p>
      <text:p text:style-name="P13"><text:span text:style-name="T31">log_content</text:span> = <text:span text:style-name="T17">f</text:span><text:span text:style-name="T35">"Name: </text:span><text:span text:style-name="T17">{</text:span><text:span text:style-name="T31">Name</text:span><text:span text:style-name="T17">}</text:span><text:span text:style-name="T37">\n</text:span><text:span text:style-name="T35">Employment Status: </text:span><text:span text:style-name="T17">{</text:span><text:span text:style-name="T19">employment_status</text:span><text:span text:style-name="T17">}</text:span><text:span text:style-name="T37">\n</text:span><text:span text:style-name="T35">Weekly Updates: </text:span><text:span text:style-name="T17">{</text:span><text:span text:style-name="T31">weekly_updates</text:span><text:span text:style-name="T17">}</text:span><text:span text:style-name="T37">\n</text:span><text:span text:style-name="T35">Job Links:</text:span><text:span text:style-name="T37">\n</text:span><text:span text:style-name="T35">"</text:span></text:p>
      <text:p text:style-name="P13"><text:span text:style-name="T31">log_content</text:span> += <text:span text:style-name="T35">"</text:span><text:span text:style-name="T37">\n</text:span><text:span text:style-name="T35">"</text:span>.<text:span text:style-name="T19">join</text:span>(<text:span text:style-name="T31">job_links</text:span>)</text:p>
      <text:p text:style-name="P18"/>
      <text:p text:style-name="P19"># Write the log to a file</text:p>
      <text:p text:style-name="P13"><text:span text:style-name="T21">with</text:span> <text:span text:style-name="T19">open</text:span>(<text:span text:style-name="T31">log_filename</text:span>, <text:span text:style-name="T35">"w"</text:span>) <text:span text:style-name="T21">as</text:span> <text:span text:style-name="T31">file</text:span>:</text:p>
      <text:p text:style-name="P17">    <text:span text:style-name="T32">file</text:span><text:span text:style-name="T33">.</text:span><text:span text:style-name="T20">write</text:span><text:span text:style-name="T33">(</text:span><text:span text:style-name="T32">log_content</text:span><text:span text:style-name="T33">)</text:span></text:p>
      <text:p text:style-name="P18"/>
      <text:p text:style-name="P13"><text:span text:style-name="T19">print</text:span>(<text:span text:style-name="T35">"Log saved successfully."</text:span>)</text:p>
      <text:p text:style-name="P14"/>
      <text:p text:style-name="P10"><text:soft-page-break/><text:span text:style-name="T38">Potential Iteration</text:span> </text:p>
      <text:p text:style-name="P10">There is a place for improvement in the whole process mentioned above. For instance, if someone manages to attempt to log <text:s/>outside of Thursdays, the system will not catch those failures to log or even the successful attempts. Using a tool like PRTG to monitor the access to these logs during other days would be a good solution. The reason why it was not incorporated to this assignment is because the request from the government specifically mentioned Thursdays and being compliant to the request was the main focus. </text:p>
      <text:p text:style-name="P10"/>
      <text:p text:style-name="P10">Lastly, Including a code where a report would be sent every Thursday to a specific email would have been a great way to optimize communication with management. Unfortunately as I was writing these line, I was not provided an email, but this add on came be done at a later date.</text:p>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8T19:20:00.574000000</meta:creation-date>
    <dc:date>2023-07-19T03:42:50.177000000</dc:date>
    <meta:editing-duration>PT8H22M50S</meta:editing-duration>
    <meta:editing-cycles>1</meta:editing-cycles>
    <meta:document-statistic meta:table-count="0" meta:image-count="0" meta:object-count="0" meta:page-count="5" meta:paragraph-count="111" meta:word-count="900" meta:character-count="6585" meta:non-whitespace-character-count="5462"/>
    <meta:generator>LibreOffice/7.5.0.3$Windows_X86_64 LibreOffice_project/c21113d003cd3efa8c53188764377a8272d9d6de</meta:generator>
  </office:meta>
</office:document-meta>
</file>